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margin-left="0cm" fo:margin-right="0cm" fo:margin-top="0cm" fo:margin-bottom="0.101cm" fo:text-align="center" style:justify-single-word="false" fo:text-indent="0cm" style:auto-text-indent="false"/>
      <style:text-properties style:font-name="Arial" fo:font-size="12pt" style:font-size-asian="12pt" style:font-size-complex="12pt"/>
    </style:style>
    <style:style style:name="P2" style:family="paragraph" style:parent-style-name="Table_20_Contents">
      <style:paragraph-properties fo:margin-left="0cm" fo:margin-right="0cm" fo:margin-top="0cm" fo:margin-bottom="0.101cm" fo:text-indent="0cm" style:auto-text-indent="false"/>
      <style:text-properties style:font-name="Arial" fo:font-size="10pt" style:font-size-asian="10pt" style:font-size-complex="10pt"/>
    </style:style>
    <style:style style:name="P3" style:family="paragraph" style:parent-style-name="Table_20_Contents">
      <style:paragraph-properties fo:margin-left="0cm" fo:margin-right="0cm" fo:margin-top="0cm" fo:margin-bottom="0.101cm" fo:text-align="start" style:justify-single-word="false" fo:text-indent="0cm" style:auto-text-indent="false"/>
      <style:text-properties style:font-name="Arial" fo:font-size="10pt" style:font-size-asian="10pt" style:font-size-complex="10pt"/>
    </style:style>
    <style:style style:name="P4" style:family="paragraph" style:parent-style-name="Table_20_Contents">
      <style:paragraph-properties fo:margin-left="0cm" fo:margin-right="0cm" fo:margin-top="0cm" fo:margin-bottom="0.101cm" fo:text-indent="1.21cm" style:auto-text-indent="true"/>
    </style:style>
    <style:style style:name="T1" style:family="text">
      <style:text-properties fo:font-weight="bold"/>
    </style:style>
    <style:style style:name="T2" style:family="text">
      <style:text-properties style:text-underline-style="none" fo:font-weight="normal" style:font-weight-asian="normal" style:font-weight-complex="normal"/>
    </style:style>
    <style:style style:name="T3" style:family="text">
      <style:text-properties style:font-name="Arial" fo:font-size="10pt" style:font-size-asian="10pt" style:font-size-complex="10pt"/>
    </style:style>
    <style:style style:name="T4" style:family="text">
      <style:text-properties style:font-name="Arial" fo:font-size="10pt" fo:font-weight="bold" style:font-size-asian="10pt" style:font-size-complex="10pt"/>
    </style:style>
    <style:style style:name="T5" style:family="text">
      <style:text-properties style:font-name="Arial" fo:font-size="10pt" fo:language="en" fo:country="US" style:font-size-asian="10pt" style:font-size-complex="10pt"/>
    </style:style>
    <style:style style:name="T6" style:family="text">
      <style:text-properties fo:language="ru" fo:country="RU"/>
    </style:style>
    <style:style style:name="T7" style:family="text">
      <style:text-properties fo:color="#000000" style:text-line-through-style="none" fo:language="ru" fo:country="RU" fo:font-style="italic" style:text-underline-style="none" fo:font-weight="bold" style:font-name-asian="Times New Roman" style:font-style-asian="italic" style:font-weight-asian="bold" style:font-name-complex="Times New Roman" style:font-style-complex="italic" style:font-weight-complex="bold"/>
    </style:style>
    <style:style style:name="T8" style:family="text">
      <style:text-properties fo:color="#000000" style:text-line-through-style="none" style:font-name="Arial" fo:language="ru" fo:country="RU" fo:font-style="normal" style:text-underline-style="none" fo:font-weight="normal" style:font-name-asian="Times New Roman" style:font-style-asian="normal" style:font-weight-asian="normal" style:font-name-complex="Times New Roman" style:font-style-complex="normal" style:font-weight-complex="normal"/>
    </style:style>
    <style:style style:name="T9" style:family="text">
      <style:text-properties fo:color="#000000" style:text-line-through-style="none" style:font-name="Arial" fo:language="en" fo:country="US" fo:font-style="normal" style:text-underline-style="none" fo:font-weight="normal" style:font-name-asian="Times New Roman" style:font-style-asian="normal" style:font-weight-asian="normal" style:font-name-complex="Times New Roman" style:font-style-complex="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244003536" text:id="ct244003536">
          <text:insertion>
            <office:change-info>
              <dc:creator>&lt;анонимный&gt;</dc:creator>
              <dc:date>2012-11-15T16:25:00</dc:date>
            </office:change-info>
          </text:insertion>
        </text:changed-region>
        <text:changed-region xml:id="ct315085576" text:id="ct315085576">
          <text:insertion>
            <office:change-info>
              <dc:creator>&lt;анонимный&gt;</dc:creator>
              <dc:date>2012-11-15T16: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Информированное согласие на проведение добровольного <text:line-break/>обследования на антитела к ВИЧ</text:span> </text:p>
      <text:p text:style-name="P4"><text:span text:style-name="T3"><text:line-break/><text:tab/></text:span><text:span text:style-name="T4">ВИЧ-инфекция - </text:span><text:span text:style-name="T3">инфекционное хроническое заболевание, вызванное вирусом иммунодефицита человека (ВИЧ), характеризующееся специфическим поражением иммунной системы, приводящим к медленному ее разрушению вплоть до формирования синдрома приобретенного иммунного дефицита (СПИД). <text:line-break/><text:tab/></text:span><text:span text:style-name="T4">ВИЧ-инфекция передается только тремя путями:</text:span><text:span text:style-name="T3"><text:line-break/><text:tab/></text:span><text:span text:style-name="T5">1. </text:span><text:span text:style-name="T3">при сексуальных контактах без презерватива; <text:line-break/><text:tab/></text:span><text:span text:style-name="T5">2.</text:span><text:span text:style-name="T3">через кровь при медицинских или немедицинских процедурах. Часто заражение происходит при совместном использовании несколькими людьми одного инструментария для употребления наркотиков (любого предмета или приспособления, на который попадает кровь); возможно заражение при применении готовых растворов наркотиков, в который могли занести ВИЧ раньше; <text:line-break/><text:tab/></text:span><text:span text:style-name="T5">3. </text:span><text:span text:style-name="T3">от инфицированной ВИЧ матери к ребенку во время беременности, родов и при грудном вскармливании. <text:line-break/><text:tab/>Заражение ВИЧ при бытовых контактах: при рукопожатиях, пользовании общей посудой, предметами быта, бассейном, туалетом, транспортом, совместном приеме пищи, а также при укусах насекомых не происходит. <text:line-break/><text:tab/></text:span><text:span text:style-name="T4">Как избежать заражения ВИЧ.</text:span><text:span text:style-name="T3"> В течение жизни, в зависимости от личных обстоятельств и убеждений, человек может использовать разные способы предохранения. Например, иметь только одного верного, не инфицированного ВИЧ полового партнера, не употреблять наркотики или всегда пользоваться презервативами. Для предотвращения заражения через кровь необходимо избегать контакта с любыми инструментами и материалами, на которые могла попасть кровь другого человека. ВИЧ-инфицированная беременная женщина может защитить своего ребенка от заражения ВИЧ, принимая специальные лекарства во время беременности и отказавшись от грудного вскармливания. <text:line-break/><text:tab/></text:span><text:span text:style-name="T4">С какой целью проводится обследование на антитела к ВИЧ.</text:span><text:span text:style-name="T3"> Своевременное установление диагноза ВИЧ-инфекции на основании обнаружения антител и данных последующих исследований позволяет вовремя начать необходимое лечение и принять другие меры к уменьшению негативных последствий заражения ВИЧ, например, предотвратить передачу ВИЧ близким людям. <text:line-break/><text:tab/></text:span><text:span text:style-name="T4">Консультирование перед проведением обследования (дотестовое консультирование)</text:span><text:span text:style-name="T3"> на антитела к ВИЧ должно быть предоставлено всем желающим, чтобы человек перед обследованием мог обсудить со специалистом все аспекты этого тестирования, включая его возможные последствия. <text:line-break/><text:tab/></text:span><text:span text:style-name="T4">Исследование крови на наличие антител к ВИЧ.</text:span><text:span text:style-name="T3"> Одним из важнейших свидетельств того, что человек инфицирован ВИЧ является обнаружение в его крови антител к ВИЧ. Для проведения этого исследования из локтевой вены пациента берется 5-10 мл. крови, которая подвергается дальнейшему обследованию в медицинских учреждениях, имеющих разрешение (лицензию) на такую деятельность. <text:line-break/><text:tab/>Результаты обследования крови на антитела к ВИЧ могут быть положительными (антитела к ВИЧ обнаружены), отрицательными (антитела к ВИЧ не обнаружены, результаты «негативные») или неопределенными. <text:line-break/><text:tab/>При обнаружении антител к ВИЧ, человек, у которого они выявлены, считается «ВИЧ-положительным» или «ВИЧ-позитивным» и от него может произойти заражение другого лица. Обнаружение антител к ВИЧ накладывает на человека определенные обязательства по предупреждению возможного заражения других лиц. <text:line-break/><text:tab/>В случае «неопределенных» результатов обследования, обследуемому назначаются повторные обследования крови на антитела к ВИЧ или другие необходимые исследования. Человек с неопределенными результатами обследования так же должен принимать меры предосторожности, чтобы не допустить заражение других лиц. <text:line-break/><text:tab/>Если антитела к ВИЧ не обнаружены, то вероятно, человек не инфицирован ВИЧ. Однако существует периода «серонегативного окна» (промежуток времени между заражением ВИЧ и появлением антител к ВИЧ который обычно составляет до 3 месяцев, но может быть и дольше). В течение этого периода человек уже заражен и может заразить других, но при исследовании крови антитела к ВИЧ не обнаруживаются. Поэтому, если имелся риск заражения ВИЧ в течение менее 3 мес. до проведения обследования на ВИЧ, обследование рекомендуется повторить через 3 и 6 месяцев. <text:line-break/><text:tab/>В случае обнаружения антител к ВИЧ, ВИЧ-позитивный, должен быть проинформирован о результатах исследования, ему будет предложено подробно разъяснено значение результатов этого исследования (то есть ему </text:span><text:span text:style-name="T4">должно быть предоставлено подробное послетестовое консультирование)</text:span><text:span text:style-name="T3"> и предложено пройти дополнительные клиническое, лабораторное и эпидемиологическое обследования для установления окончательного диагноза ВИЧ-инфекции, стадии заболевания и назначения соответствующего лечения. <text:line-break/><text:tab/></text:span><text:span text:style-name="T4">Все необходимые исследования, связанные с диагностикой ВИЧ-инфекции и ее </text:span><text:soft-page-break/><text:span text:style-name="T4">лечением для граждан Российской Федерации осуществляются бесплатно.</text:span><text:span text:style-name="T3"> <text:line-break/><text:tab/>Исследование на антитела к ВИЧ может проводиться анонимно (когда обследуемый не называет своего подлинного имени и результат обследуемый может узнать по коду), или конфиденциально, когда обследуемый сообщает медицинским работникам данные, которые позволяют его идентифицировать (например Ф.И.О., паспортные данные), а </text:span><text:span text:style-name="T4">медицинские работники, которые проводят обследование, берут на себя обязательство сохранять имя обследуемого в тайне, независимо от результатов обследования. </text:span><text:span text:style-name="T3"><text:line-break/><text:tab/>Результаты тестирования на ВИЧ по телефону не сообщаются. Их сообщает специалист при консультировании после проведения обследования (послетестовом консультировании), которое проводится после получения обследования на антитела к ВИЧ с целью разъяснения обследуемому его результатов и рекомендаций относительно дальнейшего образа жизни. <text:line-break/>С вопросами можно обратиться в территориальный центр СПИД по адресу: г. Москва, 8-ая улица Соколиной Горы, 15/корп. 5, прием в рабочие дни с 9-00 до 17-00, тел. (495)365-56-65. <text:line-break/><text:tab/></text:span></text:p>
      <text:p text:style-name="P4"><text:span text:style-name="T4">Если Вы согласны на проведение конфиденциального обследования на антитела к ВИЧ, Вы должны указать здесь Ваши данные, (если Вы желаете пройти обследование анонимно, оставляете последующие строки незаполненными)</text:span><text:span text:style-name="T3"> <text:line-break/></text:span></text:p>
      <text:p text:style-name="P2"/>
      <text:p text:style-name="P3"><text:tab/><text:span text:style-name="T6">Я , </text:span><text:change-start text:change-id="ct244003536"/><text:span text:style-name="T7">getFullName('name')</text:span><text:change-end text:change-id="ct244003536"/><text:span text:style-name="T6">, </text:span><text:change-start text:change-id="ct315085576"/><text:span text:style-name="T8">formatDate('</text:span><text:span text:style-name="T9">birthDate</text:span><text:span text:style-name="T8">')</text:span><text:change-end text:change-id="ct315085576"/><text:span text:style-name="T8"> </text:span>года рождения, настоящим подтверждаю, что на основании предоставленной мне информации, свободно и без принуждения, отдавая отчет о последствиях обследования, принял решение пройти тестирование на антитела к ВИЧ. <text:line-break/><text:tab/>Я подтверждаю, что мне разъяснено, почему важно пройти тестирование на ВИЧ, как проводится тест и какие последствия может иметь тестирование на ВИЧ. <text:line-break/><text:line-break/><text:tab/>Подпись обследуемого на ВИЧ ____________________________________ <text:line-break/><text:line-break/></text:p>
      <text:p text:style-name="P2"><text:tab/>Дата <text:span text:style-name="T2"><text:date style:data-style-name="N37" text:date-value="2012-11-15T16:26:54.65">15.11.12</text: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4T16:06:46.83</meta:creation-date>
    <dc:date>2012-11-15T16:26:54.63</dc:date>
    <meta:editing-duration>PT23M21S</meta:editing-duration>
    <meta:editing-cycles>6</meta:editing-cycles>
    <meta:generator>OpenOffice.org/3.4.1$Win32 OpenOffice.org_project/341m1$Build-9593</meta:generator>
    <meta:document-statistic meta:table-count="0" meta:image-count="0" meta:object-count="0" meta:page-count="2" meta:paragraph-count="5" meta:word-count="786" meta:character-count="6405"/>
  </office:meta>
</office:document-meta>
</file>